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l1" style:family="table">
      <style:table-properties style:width="15.681cm" fo:margin-left="0cm" table:align="left"/>
    </style:style>
    <style:style style:name="Tabell1.A" style:family="table-column">
      <style:table-column-properties style:column-width="15.681cm"/>
    </style:style>
    <style:style style:name="Tabell1.A1" style:family="table-cell">
      <style:table-cell-properties fo:padding-left="0.123cm" fo:padding-right="0.123cm" fo:padding-top="0cm" fo:padding-bottom="0cm" fo:border="0.5pt solid #000000" style:writing-mode="lr-tb"/>
    </style:style>
    <style:style style:name="Tabell2" style:family="table">
      <style:table-properties style:width="15.681cm" fo:margin-left="0cm" table:align="left"/>
    </style:style>
    <style:style style:name="Tabell2.A" style:family="table-column">
      <style:table-column-properties style:column-width="6.473cm"/>
    </style:style>
    <style:style style:name="Tabell2.B" style:family="table-column">
      <style:table-column-properties style:column-width="9.208cm"/>
    </style:style>
    <style:style style:name="Tabell2.A1" style:family="table-cell">
      <style:table-cell-properties fo:padding-left="0.123cm" fo:padding-right="0.123cm" fo:padding-top="0cm" fo:padding-bottom="0cm" fo:border="0.5pt solid #000000" style:writing-mode="lr-tb"/>
    </style:style>
    <style:style style:name="Tabell3" style:family="table">
      <style:table-properties style:width="15.984cm" fo:margin-left="0cm" table:align="left"/>
    </style:style>
    <style:style style:name="Tabell3.A" style:family="table-column">
      <style:table-column-properties style:column-width="14.499cm"/>
    </style:style>
    <style:style style:name="Tabell3.B" style:family="table-column">
      <style:table-column-properties style:column-width="1.485cm"/>
    </style:style>
    <style:style style:name="Tabell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3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4" style:family="table">
      <style:table-properties style:width="15.984cm" fo:margin-left="0cm" table:align="left"/>
    </style:style>
    <style:style style:name="Tabell4.A" style:family="table-column">
      <style:table-column-properties style:column-width="14.496cm"/>
    </style:style>
    <style:style style:name="Tabell4.B" style:family="table-column">
      <style:table-column-properties style:column-width="1.489cm"/>
    </style:style>
    <style:style style:name="Tabell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5" style:family="table">
      <style:table-properties style:width="15.984cm" fo:margin-left="0cm" table:align="left"/>
    </style:style>
    <style:style style:name="Tabell5.A" style:family="table-column">
      <style:table-column-properties style:column-width="14.517cm"/>
    </style:style>
    <style:style style:name="Tabell5.B" style:family="table-column">
      <style:table-column-properties style:column-width="1.468cm"/>
    </style:style>
    <style:style style:name="Tabell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8" style:family="table">
      <style:table-properties style:width="17.595cm" fo:margin-left="0cm" table:align="left"/>
    </style:style>
    <style:style style:name="Tabell8.A" style:family="table-column">
      <style:table-column-properties style:column-width="1.796cm"/>
    </style:style>
    <style:style style:name="Tabell8.B" style:family="table-column">
      <style:table-column-properties style:column-width="3.558cm"/>
    </style:style>
    <style:style style:name="Tabell8.D" style:family="table-column">
      <style:table-column-properties style:column-width="2.648cm"/>
    </style:style>
    <style:style style:name="Tabell8.E" style:family="table-column">
      <style:table-column-properties style:column-width="2.859cm"/>
    </style:style>
    <style:style style:name="Tabell8.F" style:family="table-column">
      <style:table-column-properties style:column-width="3.177cm"/>
    </style:style>
    <style:style style:name="Tabell8.1" style:family="table-row">
      <style:table-row-properties style:min-row-height="0.123cm" fo:keep-together="always" style:use-optimal-row-height="false"/>
    </style:style>
    <style:style style:name="Tabell8.A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ell8.A2" style:family="table-cell">
      <style:table-cell-properties fo:padding-left="0.123cm" fo:padding-right="0.123cm" fo:padding-top="0cm" fo:padding-bottom="0cm" fo:border="0.5pt solid #000000" style:writing-mode="lr-tb"/>
    </style:style>
    <style:style style:name="Tabell8.B2" style:family="table-cell">
      <style:table-cell-properties fo:padding-left="0.123cm" fo:padding-right="0.123cm" fo:padding-top="0cm" fo:padding-bottom="0cm" fo:border="0.5pt solid #000000" style:writing-mode="lr-tb"/>
    </style:style>
    <style:style style:name="Tabell8.C2" style:family="table-cell">
      <style:table-cell-properties fo:padding-left="0.123cm" fo:padding-right="0.123cm" fo:padding-top="0cm" fo:padding-bottom="0cm" fo:border="0.5pt solid #000000" style:writing-mode="lr-tb"/>
    </style:style>
    <style:style style:name="Tabell8.D2" style:family="table-cell">
      <style:table-cell-properties fo:padding-left="0.123cm" fo:padding-right="0.123cm" fo:padding-top="0cm" fo:padding-bottom="0cm" fo:border="0.5pt solid #000000" style:writing-mode="lr-tb"/>
    </style:style>
    <style:style style:name="Tabell8.E2" style:family="table-cell">
      <style:table-cell-properties fo:padding-left="0.123cm" fo:padding-right="0.123cm" fo:padding-top="0cm" fo:padding-bottom="0cm" fo:border="0.5pt solid #000000" style:writing-mode="lr-tb"/>
    </style:style>
    <style:style style:name="Tabell8.F2" style:family="table-cell">
      <style:table-cell-properties fo:padding-left="0.123cm" fo:padding-right="0.123cm" fo:padding-top="0cm" fo:padding-bottom="0cm" fo:border="0.5pt solid #000000" style:writing-mode="lr-tb"/>
    </style:style>
    <style:style style:name="Tabell8.A3" style:family="table-cell">
      <style:table-cell-properties fo:padding-left="0.123cm" fo:padding-right="0.123cm" fo:padding-top="0cm" fo:padding-bottom="0cm" fo:border="0.5pt solid #000000" style:writing-mode="lr-tb"/>
    </style:style>
    <style:style style:name="Tabell8.B3" style:family="table-cell">
      <style:table-cell-properties fo:padding-left="0.123cm" fo:padding-right="0.123cm" fo:padding-top="0cm" fo:padding-bottom="0cm" fo:border="0.5pt solid #000000" style:writing-mode="lr-tb"/>
    </style:style>
    <style:style style:name="Tabell8.C3" style:family="table-cell">
      <style:table-cell-properties fo:padding-left="0.123cm" fo:padding-right="0.123cm" fo:padding-top="0cm" fo:padding-bottom="0cm" fo:border="0.5pt solid #000000" style:writing-mode="lr-tb"/>
    </style:style>
    <style:style style:name="Tabell8.D3" style:family="table-cell">
      <style:table-cell-properties fo:padding-left="0.123cm" fo:padding-right="0.123cm" fo:padding-top="0cm" fo:padding-bottom="0cm" fo:border="0.5pt solid #000000" style:writing-mode="lr-tb"/>
    </style:style>
    <style:style style:name="Tabell8.E3" style:family="table-cell">
      <style:table-cell-properties fo:padding-left="0.123cm" fo:padding-right="0.123cm" fo:padding-top="0cm" fo:padding-bottom="0cm" fo:border="0.5pt solid #000000" style:writing-mode="lr-tb"/>
    </style:style>
    <style:style style:name="Tabell8.F3" style:family="table-cell">
      <style:table-cell-properties fo:padding-left="0.123cm" fo:padding-right="0.123cm" fo:padding-top="0cm" fo:padding-bottom="0cm" fo:border="0.5pt solid #000000" style:writing-mode="lr-tb"/>
    </style:style>
    <style:style style:name="Tabell8.A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2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2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2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2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2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2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2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2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2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2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2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2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>
        <style:tab-stops>
          <style:tab-stop style:position="2.752cm"/>
        </style:tab-stops>
      </style:paragraph-properties>
    </style:style>
    <style:style style:name="P2" style:family="paragraph" style:parent-style-name="Normal">
      <style:paragraph-properties>
        <style:tab-stops>
          <style:tab-stop style:position="2.752cm"/>
        </style:tab-stops>
      </style:paragraph-properties>
      <style:text-properties officeooo:paragraph-rsid="0012ee0d"/>
    </style:style>
    <style:style style:name="P3" style:family="paragraph" style:parent-style-name="Normal">
      <style:text-properties fo:font-weight="bold" style:font-weight-asian="bold" style:font-weight-complex="bold"/>
    </style:style>
    <style:style style:name="P4" style:family="paragraph" style:parent-style-name="Normal">
      <style:text-properties fo:font-weight="bold" officeooo:rsid="0011c4a1" officeooo:paragraph-rsid="0011c4a1" style:font-weight-asian="bold" style:font-weight-complex="bold"/>
    </style:style>
    <style:style style:name="P5" style:family="paragraph" style:parent-style-name="Normal">
      <style:text-properties fo:font-weight="bold" officeooo:rsid="00295136" officeooo:paragraph-rsid="00295136" style:font-weight-asian="bold" style:font-weight-complex="bold"/>
    </style:style>
    <style:style style:name="P6" style:family="paragraph" style:parent-style-name="Normal">
      <style:text-properties fo:font-weight="bold" officeooo:rsid="002af284" officeooo:paragraph-rsid="002af284" style:font-weight-asian="bold" style:font-weight-complex="bold"/>
    </style:style>
    <style:style style:name="P7" style:family="paragraph" style:parent-style-name="Normal">
      <style:text-properties style:font-name="Garamond" style:font-size-complex="10pt"/>
    </style:style>
    <style:style style:name="P8" style:family="paragraph" style:parent-style-name="Normal">
      <style:text-properties style:font-name="Garamond" officeooo:rsid="0022b9fd" officeooo:paragraph-rsid="0022b9fd" style:font-name-complex="Times New Roman"/>
    </style:style>
    <style:style style:name="P9" style:family="paragraph" style:parent-style-name="Normal">
      <style:text-properties style:font-name="Arial" fo:font-size="9pt" style:font-size-asian="9pt" style:font-name-complex="Arial"/>
    </style:style>
    <style:style style:name="P10" style:family="paragraph" style:parent-style-name="Normal">
      <style:text-properties officeooo:rsid="0011c4a1" officeooo:paragraph-rsid="0011c4a1"/>
    </style:style>
    <style:style style:name="P11" style:family="paragraph" style:parent-style-name="Normal">
      <style:paragraph-properties>
        <style:tab-stops>
          <style:tab-stop style:position="2.752cm"/>
        </style:tab-stops>
      </style:paragraph-properties>
      <style:text-properties officeooo:rsid="0011c4a1" officeooo:paragraph-rsid="0012ee0d"/>
    </style:style>
    <style:style style:name="P12" style:family="paragraph" style:parent-style-name="Normal">
      <style:text-properties officeooo:rsid="0012ee0d" officeooo:paragraph-rsid="0012ee0d"/>
    </style:style>
    <style:style style:name="P13" style:family="paragraph" style:parent-style-name="Normal">
      <style:text-properties officeooo:rsid="0012ee0d" officeooo:paragraph-rsid="001bc712"/>
    </style:style>
    <style:style style:name="P14" style:family="paragraph" style:parent-style-name="Normal">
      <style:text-properties officeooo:rsid="0013e2fe" officeooo:paragraph-rsid="0013e2fe"/>
    </style:style>
    <style:style style:name="P15" style:family="paragraph" style:parent-style-name="Normal">
      <style:text-properties officeooo:rsid="0017644d" officeooo:paragraph-rsid="0017644d"/>
    </style:style>
    <style:style style:name="P16" style:family="paragraph" style:parent-style-name="Normal">
      <style:text-properties officeooo:rsid="0018e7ac" officeooo:paragraph-rsid="0018e7ac"/>
    </style:style>
    <style:style style:name="P17" style:family="paragraph" style:parent-style-name="Normal">
      <style:text-properties officeooo:rsid="0019cb7a" officeooo:paragraph-rsid="0019cb7a"/>
    </style:style>
    <style:style style:name="P18" style:family="paragraph" style:parent-style-name="Normal">
      <style:text-properties officeooo:paragraph-rsid="001b53c1"/>
    </style:style>
    <style:style style:name="P19" style:family="paragraph" style:parent-style-name="Normal">
      <style:text-properties officeooo:rsid="001bc712" officeooo:paragraph-rsid="001bc712"/>
    </style:style>
    <style:style style:name="P20" style:family="paragraph" style:parent-style-name="Normal">
      <style:text-properties officeooo:rsid="001798d0" officeooo:paragraph-rsid="001798d0"/>
    </style:style>
    <style:style style:name="P21" style:family="paragraph" style:parent-style-name="Normal">
      <style:text-properties officeooo:rsid="001c981d" officeooo:paragraph-rsid="001c981d"/>
    </style:style>
    <style:style style:name="P22" style:family="paragraph" style:parent-style-name="Normal">
      <style:text-properties officeooo:rsid="001d328c" officeooo:paragraph-rsid="001d328c"/>
    </style:style>
    <style:style style:name="P23" style:family="paragraph" style:parent-style-name="Normal">
      <style:text-properties officeooo:rsid="001e1c4f" officeooo:paragraph-rsid="001e1c4f"/>
    </style:style>
    <style:style style:name="P24" style:family="paragraph" style:parent-style-name="Normal">
      <style:text-properties officeooo:rsid="001621db" officeooo:paragraph-rsid="0012ee0d"/>
    </style:style>
    <style:style style:name="P25" style:family="paragraph" style:parent-style-name="Normal">
      <style:text-properties officeooo:rsid="0022b9fd" officeooo:paragraph-rsid="0022b9fd"/>
    </style:style>
    <style:style style:name="P26" style:family="paragraph" style:parent-style-name="Normal">
      <style:text-properties officeooo:rsid="0022b9fd" officeooo:paragraph-rsid="002fedf5"/>
    </style:style>
    <style:style style:name="P27" style:family="paragraph" style:parent-style-name="Normal">
      <style:text-properties officeooo:rsid="00245c80" officeooo:paragraph-rsid="00245c80"/>
    </style:style>
    <style:style style:name="P28" style:family="paragraph" style:parent-style-name="Normal">
      <style:text-properties officeooo:rsid="00263c6d" officeooo:paragraph-rsid="00263c6d"/>
    </style:style>
    <style:style style:name="P29" style:family="paragraph" style:parent-style-name="Normal">
      <style:text-properties officeooo:rsid="00263c6d" officeooo:paragraph-rsid="00280223"/>
    </style:style>
    <style:style style:name="P30" style:family="paragraph" style:parent-style-name="Normal">
      <style:text-properties officeooo:rsid="00280223" officeooo:paragraph-rsid="00280223"/>
    </style:style>
    <style:style style:name="P31" style:family="paragraph" style:parent-style-name="Normal">
      <style:text-properties officeooo:rsid="002e2400" officeooo:paragraph-rsid="002e2400"/>
    </style:style>
    <style:style style:name="P32" style:family="paragraph" style:parent-style-name="Normal">
      <style:text-properties officeooo:rsid="002fedf5" officeooo:paragraph-rsid="002fedf5"/>
    </style:style>
    <style:style style:name="P33" style:family="paragraph" style:parent-style-name="Heading">
      <style:paragraph-properties fo:text-align="start" style:justify-single-word="false"/>
    </style:style>
    <style:style style:name="P34" style:family="paragraph" style:parent-style-name="Normal">
      <style:text-properties fo:font-weight="bold" officeooo:rsid="002c8850" officeooo:paragraph-rsid="002c8850" style:font-weight-asian="bold" style:font-weight-complex="bold"/>
    </style:style>
    <style:style style:name="P35" style:family="paragraph" style:parent-style-name="Normal">
      <style:text-properties officeooo:rsid="001e1c4f" officeooo:paragraph-rsid="001e1c4f"/>
    </style:style>
    <style:style style:name="P36" style:family="paragraph" style:parent-style-name="Normal">
      <style:text-properties officeooo:rsid="00263c6d" officeooo:paragraph-rsid="002fedf5"/>
    </style:style>
    <style:style style:name="P37" style:family="paragraph" style:parent-style-name="Heading" style:master-page-name="MP0">
      <style:paragraph-properties fo:text-align="start" style:justify-single-word="false" style:page-number="auto" fo:break-before="page"/>
    </style:style>
    <style:style style:name="P38" style:family="paragraph" style:parent-style-name="Heading_20_1">
      <style:paragraph-properties fo:margin-left="0cm" fo:margin-right="0cm" fo:text-indent="0cm" style:auto-text-indent="false"/>
    </style:style>
    <style:style style:name="P39" style:family="paragraph" style:parent-style-name="Heading_20_1" style:list-style-name="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c4a1"/>
    </style:style>
    <style:style style:name="T3" style:family="text">
      <style:text-properties officeooo:rsid="001621db"/>
    </style:style>
    <style:style style:name="T4" style:family="text">
      <style:text-properties officeooo:rsid="0017644d"/>
    </style:style>
    <style:style style:name="T5" style:family="text">
      <style:text-properties officeooo:rsid="001798d0"/>
    </style:style>
    <style:style style:name="T6" style:family="text">
      <style:text-properties officeooo:rsid="0018e7ac"/>
    </style:style>
    <style:style style:name="T7" style:family="text">
      <style:text-properties officeooo:rsid="0019cb7a"/>
    </style:style>
    <style:style style:name="T8" style:family="text">
      <style:text-properties officeooo:rsid="001b85eb"/>
    </style:style>
    <style:style style:name="T9" style:family="text">
      <style:text-properties officeooo:rsid="001d328c"/>
    </style:style>
    <style:style style:name="T10" style:family="text">
      <style:text-properties officeooo:rsid="001e1c4f"/>
    </style:style>
    <style:style style:name="T11" style:family="text">
      <style:text-properties officeooo:rsid="00263c6d"/>
    </style:style>
    <style:style style:name="T12" style:family="text">
      <style:text-properties officeooo:rsid="00295136"/>
    </style:style>
    <style:style style:name="T13" style:family="text">
      <style:text-properties officeooo:rsid="002af284"/>
    </style:style>
    <style:style style:name="T14" style:family="text">
      <style:text-properties officeooo:rsid="002c8850"/>
    </style:style>
    <style:style style:name="T15" style:family="text">
      <style:text-properties officeooo:rsid="002e2400"/>
    </style:style>
    <style:style style:name="T16" style:family="text">
      <style:text-properties officeooo:rsid="002fedf5"/>
    </style:style>
    <style:style style:name="T17" style:family="text">
      <style:text-properties officeooo:rsid="003073c3"/>
    </style:style>
    <style:style style:name="T18" style:family="text">
      <style:text-properties officeooo:rsid="00333d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<text:bookmark-start text:name="_Toc528420866"/>Testprotokoll</text:h>
      <text:h text:style-name="P33" text:outline-level="1"/>
      <text:p text:style-name="P1"><text:span text:style-name="Standardstycketeckensnitt"><text:span text:style-name="T1">Projekt:</text:span></text:span> <text:tab/><text:span text:style-name="T2">Grupprojekt Bibliotekssystem</text:span></text:p>
      <text:p text:style-name="P1"><text:span text:style-name="Standardstycketeckensnitt"><text:span text:style-name="T1">Datum:</text:span></text:span> <text:tab/><text:span text:style-name="T2">2019-11-27 till 2019-12-03</text:span></text:p>
      <text:p text:style-name="P2"><text:span text:style-name="Standardstycketeckensnitt"><text:span text:style-name="T1">Utförd av:</text:span></text:span> <text:tab/><text:span text:style-name="T2">Jonathan Harlin, Marcus Welin, Elchin Jabbari, Andre Lundström, </text:span></text:p>
      <text:p text:style-name="P11"><text:tab/>Pontus Pettersson, Markus Svanberg, Hariz Hacesic, <text:span text:style-name="T10">Denizhan Örgun, Morgan <text:tab/>Mauritz</text:span></text:p>
      <text:p text:style-name="Normal"/>
      <text:p text:style-name="Normal"/>
      <text:p text:style-name="Normal"><text:bookmark-end text:name="_Toc528420866"/></text:p>
      <table:table table:name="Tabell1" table:style-name="Tabell1">
        <table:table-column table:style-name="Tabell1.A"/>
        <table:table-row>
          <table:table-cell table:style-name="Tabell1.A1" office:value-type="string">
            <text:p text:style-name="P3">Sida/del av produktion/funktion som testats</text:p>
          </table:table-cell>
        </table:table-row>
        <table:table-row>
          <table:table-cell table:style-name="Tabell1.A1" office:value-type="string">
            <text:p text:style-name="P4">Testerna kommer att ske i fallande ordning, röd, gul och grön. Prioritering sker i samma ordning. De delar som är färdigställda vi leverans kommer att levereras testade samt med testprotokoll.</text:p>
            <text:p text:style-name="P5">Efter utförda tester (2019-12-02), så har ytterligare förbättringar skett. De punkter som är åtgärdade eller förändrade är:</text:p>
            <text:p text:style-name="P5">C2, B4, </text:p>
            <text:p text:style-name="P6">Uppfylld tidsplan?</text:p>
            <text:p text:style-name="P6">Första målet med projektet var att till kl 12.00 den 27/11, bli klara med alla röda punkter från planeringen. Detta mål höll inte, då vi lade mer till tid <text:span text:style-name="T14">för planering av systemet. När vi väl satte igång med kodningen så hann vi ikapp planering för de röda, samt gula, och var därmed i linje med schemat inför 2/12. Då lades fokus på de gröna funktionerna och mer felhantering.</text:span></text:p>
            <text:p text:style-name="P34">Överlag så följdes schemat väl, men med några funktioner utlämnade pga. Tidsbrist.</text:p>
          </table:table-cell>
        </table:table-row>
      </table:table>
      <text:p text:style-name="P7"/>
      <text:p text:style-name="Normal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Normal">Datum</text:p>
          </table:table-cell>
          <table:table-cell table:style-name="Tabell2.A1" office:value-type="string">
            <text:p text:style-name="P23">2019-12-02</text:p>
          </table:table-cell>
        </table:table-row>
        <table:table-row>
          <table:table-cell table:style-name="Tabell2.A1" office:value-type="string">
            <text:p text:style-name="Normal">Testansvarig (e-mail)</text:p>
          </table:table-cell>
          <table:table-cell table:style-name="Tabell2.A1" office:value-type="string">
            <text:p text:style-name="P10"><text:a xlink:type="simple" xlink:href="mailto:marcuswelin88@gmail.com" text:style-name="Internet_20_link" text:visited-style-name="Visited_20_Internet_20_Link">marcuswelin88@gmail.com</text:a></text:p>
          </table:table-cell>
        </table:table-row>
        <table:table-row>
          <table:table-cell table:style-name="Tabell2.A1" office:value-type="string">
            <text:p text:style-name="Normal">Testansvarig (tfn)</text:p>
          </table:table-cell>
          <table:table-cell table:style-name="Tabell2.A1" office:value-type="string">
            <text:p text:style-name="Normal"/>
          </table:table-cell>
        </table:table-row>
        <table:table-row>
          <table:table-cell table:style-name="Tabell2.A1" office:value-type="string">
            <text:p text:style-name="Normal">Testad av (e-mail)</text:p>
          </table:table-cell>
          <table:table-cell table:style-name="Tabell2.A1" office:value-type="string">
            <text:p text:style-name="P10">marcuswelin88@gmail.com</text:p>
          </table:table-cell>
        </table:table-row>
        <table:table-row>
          <table:table-cell table:style-name="Tabell2.A1" office:value-type="string">
            <text:p text:style-name="Normal">Granskad datum</text:p>
          </table:table-cell>
          <table:table-cell table:style-name="Tabell2.A1" office:value-type="string">
            <text:p text:style-name="P23">2019-12-02</text:p>
          </table:table-cell>
        </table:table-row>
        <table:table-row>
          <table:table-cell table:style-name="Tabell2.A1" office:value-type="string">
            <text:p text:style-name="Normal">Granskad av</text:p>
          </table:table-cell>
          <table:table-cell table:style-name="Tabell2.A1" office:value-type="string">
            <text:p text:style-name="P20">Marcus Welin, Hariz Hasecic,</text:p>
            <text:p text:style-name="P21">Denizhan Örgun, <text:span text:style-name="T12">Morgan Mauritz</text:span></text:p>
          </table:table-cell>
        </table:table-row>
        <table:table-row>
          <table:table-cell table:style-name="Tabell2.A1" office:value-type="string">
            <text:p text:style-name="Normal">Övrigt</text:p>
          </table:table-cell>
          <table:table-cell table:style-name="Tabell2.A1" office:value-type="string">
            <text:p text:style-name="P23">Testet kommer att köras oberoende av främst Hariz och <text:soft-page-break/>Denizhan <text:span text:style-name="T13">och Morgan,</text:span> som inte har någon djupare insikt i hur koden är uppbyggd. Marcus har suttit med som en del av utvecklingsteamet i början, då vi ansåg att det behövdes för att komma framåt med koden. </text:p>
          </table:table-cell>
        </table:table-row>
        <table:table-row>
          <table:table-cell table:style-name="Tabell2.A1" office:value-type="string">
            <text:p text:style-name="P3">Testförutsättningar</text:p>
          </table:table-cell>
          <table:table-cell table:style-name="Tabell2.A1" office:value-type="string">
            <text:p text:style-name="P3"/>
          </table:table-cell>
        </table:table-row>
        <table:table-row>
          <table:table-cell table:style-name="Tabell2.A1" office:value-type="string">
            <text:p text:style-name="Normal">Skärmupplösning</text:p>
          </table:table-cell>
          <table:table-cell table:style-name="Tabell2.A1" office:value-type="string">
            <text:p text:style-name="P10">Console application ( skärmupplösning oviktig )</text:p>
          </table:table-cell>
        </table:table-row>
        <table:table-row>
          <table:table-cell table:style-name="Tabell2.A1" office:value-type="string">
            <text:p text:style-name="Normal">Operativsystem</text:p>
          </table:table-cell>
          <table:table-cell table:style-name="Tabell2.A1" office:value-type="string">
            <text:p text:style-name="P10">Windows</text:p>
          </table:table-cell>
        </table:table-row>
      </table:table>
      <text:p text:style-name="Normal"/>
      <text:h text:style-name="Heading_20_1" text:outline-level="1" text:restart-numbering="true" text:start-value="1">A. <text:s/><text:span text:style-name="T2">Code red ( Hög prioritering på systemet )</text:span></text:h>
      <table:table table:name="Tabell3" table:style-name="Tabell3">
        <table:table-column table:style-name="Tabell3.A"/>
        <table:table-column table:style-name="Tabell3.B"/>
        <table:table-row>
          <table:table-cell table:style-name="Tabell3.A1" office:value-type="string">
            <text:p text:style-name="P12">Finns <text:span text:style-name="T7">fungerande</text:span> menysystem och fungerar navigation<text:span text:style-name="T7">en bra</text:span> mellan dessa? <text:span text:style-name="T7">Är navigationen tydlig?</text:span></text:p>
          </table:table-cell>
          <table:table-cell table:style-name="Tabell3.A1" office:value-type="string">
            <text:p text:style-name="Normal">A1</text:p>
          </table:table-cell>
        </table:table-row>
        <table:table-row>
          <table:table-cell table:style-name="Tabell3.A2" office:value-type="string">
            <text:p text:style-name="P17">Är den generella användbarheten bra?</text:p>
          </table:table-cell>
          <table:table-cell table:style-name="Tabell3.A2" office:value-type="string">
            <text:p text:style-name="P17">A2</text:p>
          </table:table-cell>
        </table:table-row>
        <table:table-row>
          <table:table-cell table:style-name="Tabell3.A1" office:value-type="string">
            <text:p text:style-name="P12">Kan användaren låna en bok?</text:p>
          </table:table-cell>
          <table:table-cell table:style-name="Tabell3.A1" office:value-type="string">
            <text:p text:style-name="Normal">A<text:span text:style-name="T7">3</text:span></text:p>
          </table:table-cell>
        </table:table-row>
        <table:table-row>
          <table:table-cell table:style-name="Tabell3.A1" office:value-type="string">
            <text:p text:style-name="P12">Kan användaren lämna tillbaka en bok?</text:p>
          </table:table-cell>
          <table:table-cell table:style-name="Tabell3.A1" office:value-type="string">
            <text:p text:style-name="Normal">A<text:span text:style-name="T7">4</text:span></text:p>
          </table:table-cell>
        </table:table-row>
        <table:table-row>
          <table:table-cell table:style-name="Tabell3.A1" office:value-type="string">
            <text:p text:style-name="P12">Finns det inloggning för bibliotekarien/admin, fungerar den? Är lösenord säkrat/<text:span text:style-name="T3">gömt?</text:span></text:p>
          </table:table-cell>
          <table:table-cell table:style-name="Tabell3.A1" office:value-type="string">
            <text:p text:style-name="Normal">A<text:span text:style-name="T7">5</text:span></text:p>
          </table:table-cell>
        </table:table-row>
        <table:table-row>
          <table:table-cell table:style-name="Tabell3.A1" office:value-type="string">
            <text:p text:style-name="P12">Kan admin lägga till <text:span text:style-name="T3">och ta bort </text:span>användare/låntagare? <text:span text:style-name="T9">Kan admin ta bort sig själv?</text:span></text:p>
          </table:table-cell>
          <table:table-cell table:style-name="Tabell3.A1" office:value-type="string">
            <text:p text:style-name="Normal">A<text:span text:style-name="T7">6</text:span></text:p>
          </table:table-cell>
        </table:table-row>
        <table:table-row>
          <table:table-cell table:style-name="Tabell3.A1" office:value-type="string">
            <text:p text:style-name="P12">Kan admin lägga till och ta bort böcker från systemet?</text:p>
          </table:table-cell>
          <table:table-cell table:style-name="Tabell3.A1" office:value-type="string">
            <text:p text:style-name="Normal">A<text:span text:style-name="T7">7</text:span></text:p>
          </table:table-cell>
        </table:table-row>
        <table:table-row>
          <table:table-cell table:style-name="Tabell3.A1" office:value-type="string">
            <text:p text:style-name="P12">Är systemet felhanterat? Vad händer vid feltryck/<text:span text:style-name="T8">felinmatning? </text:span>Vad händer vid tom inmatning?</text:p>
            <text:p text:style-name="P24">Kan man skapa användare med mindre än ett visst antal tecken?</text:p>
          </table:table-cell>
          <table:table-cell table:style-name="Tabell3.A1" office:value-type="string">
            <text:p text:style-name="Normal">A<text:span text:style-name="T7">8</text:span></text:p>
          </table:table-cell>
        </table:table-row>
        <table:table-row>
          <table:table-cell table:style-name="Tabell3.A2" office:value-type="string">
            <text:p text:style-name="P13">Kan användare komma åt adminfunktioner? Kan admin agera låntagare? </text:p>
          </table:table-cell>
          <table:table-cell table:style-name="Tabell3.A2" office:value-type="string">
            <text:p text:style-name="P19">A9</text:p>
          </table:table-cell>
        </table:table-row>
        <table:table-row>
          <table:table-cell table:style-name="Tabell3.A2" office:value-type="string">
            <text:p text:style-name="P22">Kan systemet stängas av?</text:p>
          </table:table-cell>
          <table:table-cell table:style-name="Tabell3.A2" office:value-type="string">
            <text:p text:style-name="P22">A10</text:p>
          </table:table-cell>
        </table:table-row>
      </table:table>
      <text:h text:style-name="P38" text:outline-level="1" text:is-list-header="true" text:restart-numbering="true" text:start-value="1"><text:span text:style-name="T9">2 <text:s text:c="3"/></text:span>B. <text:span text:style-name="T2">Code yellow ( Medel prioritering på systemet )</text:span></text:h>
      <table:table table:name="Tabell4" table:style-name="Tabell4">
        <table:table-column table:style-name="Tabell4.A"/>
        <table:table-column table:style-name="Tabell4.B"/>
        <table:table-row>
          <table:table-cell table:style-name="Tabell4.A1" office:value-type="string">
            <text:p text:style-name="P12">Kan användaren se sina pågående lån?</text:p>
          </table:table-cell>
          <table:table-cell table:style-name="Tabell4.A1" office:value-type="string">
            <text:p text:style-name="Normal">B1</text:p>
          </table:table-cell>
        </table:table-row>
        <table:table-row>
          <table:table-cell table:style-name="Tabell4.A1" office:value-type="string">
            <text:p text:style-name="P12">Kan användaren ställa sig i kö för att låna en redan utlånad bok?</text:p>
          </table:table-cell>
          <table:table-cell table:style-name="Tabell4.A1" office:value-type="string">
            <text:p text:style-name="Normal">B2</text:p>
          </table:table-cell>
        </table:table-row>
        <table:table-row>
          <table:table-cell table:style-name="Tabell4.A3" office:value-type="string">
            <text:p text:style-name="P16">Får användaren en notifikation när boken blir tillgänglig igen? ( får alla som står i kö en notifikation eller bara den som står först i kön? )</text:p>
          </table:table-cell>
          <table:table-cell table:style-name="Tabell4.A3" office:value-type="string">
            <text:p text:style-name="P16">B3</text:p>
          </table:table-cell>
        </table:table-row>
        <table:table-row>
          <table:table-cell table:style-name="Tabell4.A1" office:value-type="string">
            <text:p text:style-name="P12">Finns det en lista på vilka böcker som är utlånade och vilka som låna<text:span text:style-name="T4">t</text:span> dem?</text:p>
          </table:table-cell>
          <table:table-cell table:style-name="Tabell4.A1" office:value-type="string">
            <text:p text:style-name="Normal">B<text:span text:style-name="T6">4</text:span></text:p>
          </table:table-cell>
        </table:table-row>
        <table:table-row>
          <table:table-cell table:style-name="Tabell4.A1" office:value-type="string">
            <text:p text:style-name="P12">Finns det ett max antal böcker som en användare kan låna?</text:p>
          </table:table-cell>
          <table:table-cell table:style-name="Tabell4.A1" office:value-type="string">
            <text:p text:style-name="Normal">B<text:span text:style-name="T6">5</text:span></text:p>
          </table:table-cell>
        </table:table-row>
        <table:table-row>
          <table:table-cell table:style-name="Tabell4.A1" office:value-type="string">
            <text:p text:style-name="P12">Har användaren en kundkorg som denne kan lägga till böcker i eller lånas en bok i taget?</text:p>
          </table:table-cell>
          <table:table-cell table:style-name="Tabell4.A1" office:value-type="string">
            <text:p text:style-name="Normal">B<text:span text:style-name="T6">6</text:span></text:p>
          </table:table-cell>
        </table:table-row>
        <table:table-row>
          <table:table-cell table:style-name="Tabell4.A1" office:value-type="string">
            <text:p text:style-name="P14">Kan användaren lägga till och ta bort böcker under samma lånetagning ( om bok redan är <text:soft-page-break/>lånad, kan denne lämna tillbaka den under samma session? )</text:p>
          </table:table-cell>
          <table:table-cell table:style-name="Tabell4.A1" office:value-type="string">
            <text:p text:style-name="Normal">B<text:span text:style-name="T6">7</text:span></text:p>
          </table:table-cell>
        </table:table-row>
      </table:table>
      <text:h text:style-name="P38" text:outline-level="1" text:is-list-header="true" text:restart-numbering="true" text:start-value="1"><text:span text:style-name="T9">3 <text:s text:c="3"/></text:span>C. <text:span text:style-name="T2">Code green ( Låg prioritering på systemet )</text:span></text:h>
      <table:table table:name="Tabell5" table:style-name="Tabell5">
        <table:table-column table:style-name="Tabell5.A"/>
        <table:table-column table:style-name="Tabell5.B"/>
        <table:table-row>
          <table:table-cell table:style-name="Tabell5.A1" office:value-type="string">
            <text:p text:style-name="P14">Kan systemet agera som E-tjänst? Hur?</text:p>
          </table:table-cell>
          <table:table-cell table:style-name="Tabell5.A1" office:value-type="string">
            <text:p text:style-name="Normal">C1</text:p>
          </table:table-cell>
        </table:table-row>
        <table:table-row>
          <table:table-cell table:style-name="Tabell5.A1" office:value-type="string">
            <text:p text:style-name="P14">Kan en användare låna vilken bok som helst ( åldersbegränsningar? )</text:p>
          </table:table-cell>
          <table:table-cell table:style-name="Tabell5.A1" office:value-type="string">
            <text:p text:style-name="Normal">C2</text:p>
          </table:table-cell>
        </table:table-row>
        <table:table-row>
          <table:table-cell table:style-name="Tabell5.A3" office:value-type="string">
            <text:p text:style-name="P16">Kan en användare som är under 18 år reservera en bok som har 18-årsgräns?</text:p>
          </table:table-cell>
          <table:table-cell table:style-name="Tabell5.A3" office:value-type="string">
            <text:p text:style-name="P17">C3</text:p>
          </table:table-cell>
        </table:table-row>
        <table:table-row>
          <table:table-cell table:style-name="Tabell5.A1" office:value-type="string">
            <text:p text:style-name="P14">Finns det en begränsning på hur länge en bok kan vara lånad? <text:span text:style-name="T4">Hanteras förseningar?</text:span></text:p>
          </table:table-cell>
          <table:table-cell table:style-name="Tabell5.A1" office:value-type="string">
            <text:p text:style-name="Normal">C<text:span text:style-name="T7">4</text:span></text:p>
          </table:table-cell>
        </table:table-row>
        <table:table-row>
          <table:table-cell table:style-name="Tabell5.A1" office:value-type="string">
            <text:p text:style-name="P14">Kan bibliotekarien/admin ändra information om böcker? ( Byta titel osv. )</text:p>
          </table:table-cell>
          <table:table-cell table:style-name="Tabell5.A1" office:value-type="string">
            <text:p text:style-name="P18">C<text:span text:style-name="T7">5</text:span></text:p>
          </table:table-cell>
        </table:table-row>
        <table:table-row>
          <table:table-cell table:style-name="Tabell5.A3" office:value-type="string">
            <text:p text:style-name="P17">Kan bibliotekarien/admin ändra en användares personliga information?</text:p>
          </table:table-cell>
          <table:table-cell table:style-name="Tabell5.A3" office:value-type="string">
            <text:p text:style-name="P17">C6</text:p>
          </table:table-cell>
        </table:table-row>
        <table:table-row>
          <table:table-cell table:style-name="Tabell5.A3" office:value-type="string">
            <text:p text:style-name="P14">Arbetar <text:span text:style-name="T4">låne</text:span>systemet med hjälp av någon kredit ( t.ex. lånekort )</text:p>
          </table:table-cell>
          <table:table-cell table:style-name="Tabell5.A3" office:value-type="string">
            <text:p text:style-name="P14">C<text:span text:style-name="T7">7</text:span></text:p>
          </table:table-cell>
        </table:table-row>
        <table:table-row>
          <table:table-cell table:style-name="Tabell5.A3" office:value-type="string">
            <text:p text:style-name="P14">Kan en användare låna om samma bok flera gånger? Reservera en bok som den<text:span text:style-name="T4">ne</text:span> redan lånar?</text:p>
          </table:table-cell>
          <table:table-cell table:style-name="Tabell5.A3" office:value-type="string">
            <text:p text:style-name="P14">C<text:span text:style-name="T7">8</text:span></text:p>
          </table:table-cell>
        </table:table-row>
        <table:table-row>
          <table:table-cell table:style-name="Tabell5.A3" office:value-type="string">
            <text:p text:style-name="P15">Finns det ett max-antal med användare?</text:p>
          </table:table-cell>
          <table:table-cell table:style-name="Tabell5.A3" office:value-type="string">
            <text:p text:style-name="P15">C<text:span text:style-name="T7">9</text:span></text:p>
          </table:table-cell>
        </table:table-row>
        <table:table-row>
          <table:table-cell table:style-name="Tabell5.A3" office:value-type="string">
            <text:p text:style-name="P14">Kan bibliotekarien/admin <text:span text:style-name="T5">och/eller</text:span> användare se en lista på reservationer och vilka som reserverat <text:span text:style-name="T5">böckerna?</text:span></text:p>
          </table:table-cell>
          <table:table-cell table:style-name="Tabell5.A3" office:value-type="string">
            <text:p text:style-name="P14">C<text:span text:style-name="T7">10</text:span></text:p>
          </table:table-cell>
        </table:table-row>
      </table:table>
      <text:h text:style-name="P39" text:outline-level="1">Felrapport</text:h>
      <table:table table:name="Tabell8" table:style-name="Tabell8">
        <table:table-column table:style-name="Tabell8.A"/>
        <table:table-column table:style-name="Tabell8.B" table:number-columns-repeated="2"/>
        <table:table-column table:style-name="Tabell8.D"/>
        <table:table-column table:style-name="Tabell8.E"/>
        <table:table-column table:style-name="Tabell8.F"/>
        <table:table-row table:style-name="Tabell8.1">
          <table:table-cell table:style-name="Tabell8.A1" office:value-type="string">
            <text:p text:style-name="P9">Fel</text:p>
            <text:p text:style-name="P9">nummer</text:p>
          </table:table-cell>
          <table:table-cell table:style-name="Tabell8.A1" office:value-type="string">
            <text:p text:style-name="P9">Fel/händelse</text:p>
          </table:table-cell>
          <table:table-cell table:style-name="Tabell8.A1" office:value-type="string">
            <text:p text:style-name="P9">Förslag</text:p>
          </table:table-cell>
          <table:table-cell table:style-name="Tabell8.A1" office:value-type="string">
            <text:p text:style-name="P9">Rapporterat</text:p>
            <text:p text:style-name="P9">av</text:p>
          </table:table-cell>
          <table:table-cell table:style-name="Tabell8.A1" office:value-type="string">
            <text:p text:style-name="P9">Åtgärdas av</text:p>
          </table:table-cell>
          <table:table-cell table:style-name="Tabell8.A1" office:value-type="string">
            <text:p text:style-name="P9">Status och tidplan</text:p>
          </table:table-cell>
        </table:table-row>
        <table:table-row table:style-name="Tabell8.1">
          <table:table-cell table:style-name="Tabell8.A2" office:value-type="string">
            <text:p text:style-name="P8">A1</text:p>
          </table:table-cell>
          <table:table-cell table:style-name="Tabell8.B2" office:value-type="string">
            <text:p text:style-name="P25">Fattas några vyer för att visa låntagare, vis<text:span text:style-name="T16">ar</text:span> ej korrekt</text:p>
          </table:table-cell>
          <table:table-cell table:style-name="Tabell8.C2" office:value-type="string">
            <text:p text:style-name="P28">Fixa till låntagares submeny, tydligare bakåtknappar. Lägg till navigeringsalternativ</text:p>
          </table:table-cell>
          <table:table-cell table:style-name="Tabell8.D2" office:value-type="string">
            <text:p text:style-name="Normal"/>
          </table:table-cell>
          <table:table-cell table:style-name="Tabell8.E2" office:value-type="string">
            <text:p text:style-name="Normal"/>
          </table:table-cell>
          <table:table-cell table:style-name="Tabell8.F2" office:value-type="string">
            <text:p text:style-name="Normal"/>
          </table:table-cell>
        </table:table-row>
        <table:table-row table:style-name="Tabell8.1">
          <table:table-cell table:style-name="Tabell8.A3" office:value-type="string">
            <text:p text:style-name="P25">A4</text:p>
          </table:table-cell>
          <table:table-cell table:style-name="Tabell8.B3" office:value-type="string">
            <text:p text:style-name="P25"><text:span text:style-name="T16">Systemet</text:span> lämnar tillbak<text:span text:style-name="T18">a</text:span> alla böcker, inte specificerade</text:p>
          </table:table-cell>
          <table:table-cell table:style-name="Tabell8.C3" office:value-type="string">
            <text:p text:style-name="P28">Fixa så man kan lämna tillbak<text:span text:style-name="T18">a</text:span> valfritt antal böcker</text:p>
          </table:table-cell>
          <table:table-cell table:style-name="Tabell8.D3" office:value-type="string">
            <text:p text:style-name="Normal"/>
          </table:table-cell>
          <table:table-cell table:style-name="Tabell8.E3" office:value-type="string">
            <text:p text:style-name="Normal"/>
          </table:table-cell>
          <table:table-cell table:style-name="Tabell8.F3" office:value-type="string">
            <text:p text:style-name="Normal"/>
          </table:table-cell>
        </table:table-row>
        <table:table-row table:style-name="Tabell8.1">
          <table:table-cell table:style-name="Tabell8.A4" office:value-type="string">
            <text:p text:style-name="P25">A5</text:p>
          </table:table-cell>
          <table:table-cell table:style-name="Tabell8.B4" office:value-type="string">
            <text:p text:style-name="P25">Lösen<text:span text:style-name="T16">ord</text:span> är ej säkrat</text:p>
          </table:table-cell>
          <table:table-cell table:style-name="Tabell8.C4" office:value-type="string">
            <text:p text:style-name="P28">Enkel transformation av lösen <text:span text:style-name="T16">(ex. asterisk)</text:span></text:p>
          </table:table-cell>
          <table:table-cell table:style-name="Tabell8.D4" office:value-type="string">
            <text:p text:style-name="Normal"/>
          </table:table-cell>
          <table:table-cell table:style-name="Tabell8.E4" office:value-type="string">
            <text:p text:style-name="Normal"/>
          </table:table-cell>
          <table:table-cell table:style-name="Tabell8.F4" office:value-type="string">
            <text:p text:style-name="Normal"/>
          </table:table-cell>
        </table:table-row>
        <text:soft-page-break/>
        <table:table-row table:style-name="Tabell8.1">
          <table:table-cell table:style-name="Tabell8.A5" office:value-type="string">
            <text:p text:style-name="P25">A8</text:p>
          </table:table-cell>
          <table:table-cell table:style-name="Tabell8.B5" office:value-type="string">
            <text:p text:style-name="P26">Det går att lägga till böcker utan namn, det går att lägga till användare med fel input. </text:p>
            <text:p text:style-name="P36">Ta bort obefintlig bok = krasch</text:p>
          </table:table-cell>
          <table:table-cell table:style-name="Tabell8.C5" office:value-type="string">
            <text:p text:style-name="P28">Fixa felhantering av input.</text:p>
            <text:p text:style-name="P32">Lägga en gräns för minsta antal bokstäver för böcker.</text:p>
          </table:table-cell>
          <table:table-cell table:style-name="Tabell8.D5" office:value-type="string">
            <text:p text:style-name="Normal"/>
          </table:table-cell>
          <table:table-cell table:style-name="Tabell8.E5" office:value-type="string">
            <text:p text:style-name="Normal"/>
          </table:table-cell>
          <table:table-cell table:style-name="Tabell8.F5" office:value-type="string">
            <text:p text:style-name="Normal"/>
          </table:table-cell>
        </table:table-row>
        <table:table-row table:style-name="Tabell8.1">
          <table:table-cell table:style-name="Tabell8.A6" office:value-type="string">
            <text:p text:style-name="P25">A9</text:p>
          </table:table-cell>
          <table:table-cell table:style-name="Tabell8.B6" office:value-type="string">
            <text:p text:style-name="P25">Användare kan stänga av systemet, admin kan ej <text:span text:style-name="T16">agera</text:span> <text:span text:style-name="T16">låntagare.</text:span></text:p>
          </table:table-cell>
          <table:table-cell table:style-name="Tabell8.C6" office:value-type="string">
            <text:p text:style-name="P28">Flytta avslutning av systemet till adminmenyn.</text:p>
          </table:table-cell>
          <table:table-cell table:style-name="Tabell8.D6" office:value-type="string">
            <text:p text:style-name="Normal"/>
          </table:table-cell>
          <table:table-cell table:style-name="Tabell8.E6" office:value-type="string">
            <text:p text:style-name="Normal"/>
          </table:table-cell>
          <table:table-cell table:style-name="Tabell8.F6" office:value-type="string">
            <text:p text:style-name="Normal"/>
          </table:table-cell>
        </table:table-row>
        <table:table-row table:style-name="Tabell8.1">
          <table:table-cell table:style-name="Tabell8.A7" office:value-type="string">
            <text:p text:style-name="P25">B1</text:p>
          </table:table-cell>
          <table:table-cell table:style-name="Tabell8.B7" office:value-type="string">
            <text:p text:style-name="P25">Nej</text:p>
          </table:table-cell>
          <table:table-cell table:style-name="Tabell8.C7" office:value-type="string">
            <text:p text:style-name="P28">Lägg till register för utlånade böcker</text:p>
          </table:table-cell>
          <table:table-cell table:style-name="Tabell8.D7" office:value-type="string">
            <text:p text:style-name="Normal"/>
          </table:table-cell>
          <table:table-cell table:style-name="Tabell8.E7" office:value-type="string">
            <text:p text:style-name="Normal"/>
          </table:table-cell>
          <table:table-cell table:style-name="Tabell8.F7" office:value-type="string">
            <text:p text:style-name="Normal"/>
          </table:table-cell>
        </table:table-row>
        <table:table-row table:style-name="Tabell8.1">
          <table:table-cell table:style-name="Tabell8.A8" office:value-type="string">
            <text:p text:style-name="P25">B2</text:p>
          </table:table-cell>
          <table:table-cell table:style-name="Tabell8.B8" office:value-type="string">
            <text:p text:style-name="P25">Ingen reservation eller kösystem</text:p>
          </table:table-cell>
          <table:table-cell table:style-name="Tabell8.C8" office:value-type="string">
            <text:p text:style-name="P28">Lägg till <text:span text:style-name="T16">funktion för</text:span> reservationstjänst</text:p>
          </table:table-cell>
          <table:table-cell table:style-name="Tabell8.D8" office:value-type="string">
            <text:p text:style-name="Normal"/>
          </table:table-cell>
          <table:table-cell table:style-name="Tabell8.E8" office:value-type="string">
            <text:p text:style-name="Normal"/>
          </table:table-cell>
          <table:table-cell table:style-name="Tabell8.F8" office:value-type="string">
            <text:p text:style-name="Normal"/>
          </table:table-cell>
        </table:table-row>
        <table:table-row table:style-name="Tabell8.1">
          <table:table-cell table:style-name="Tabell8.A9" office:value-type="string">
            <text:p text:style-name="P25">B3</text:p>
          </table:table-cell>
          <table:table-cell table:style-name="Tabell8.B9" office:value-type="string">
            <text:p text:style-name="P32">Ingen reservation eller kösystem</text:p>
          </table:table-cell>
          <table:table-cell table:style-name="Tabell8.C9" office:value-type="string">
            <text:p text:style-name="P28">Lägg till <text:span text:style-name="T16">funktion för</text:span> reservationstjänst</text:p>
          </table:table-cell>
          <table:table-cell table:style-name="Tabell8.D9" office:value-type="string">
            <text:p text:style-name="Normal"/>
          </table:table-cell>
          <table:table-cell table:style-name="Tabell8.E9" office:value-type="string">
            <text:p text:style-name="Normal"/>
          </table:table-cell>
          <table:table-cell table:style-name="Tabell8.F9" office:value-type="string">
            <text:p text:style-name="Normal"/>
          </table:table-cell>
        </table:table-row>
        <table:table-row table:style-name="Tabell8.1">
          <table:table-cell table:style-name="Tabell8.A10" office:value-type="string">
            <text:p text:style-name="P25">B4</text:p>
          </table:table-cell>
          <table:table-cell table:style-name="Tabell8.B10" office:value-type="string">
            <text:p text:style-name="P25">Bibliot<text:span text:style-name="T15">e</text:span>karien kan se låntagare, dock inte böckerna</text:p>
          </table:table-cell>
          <table:table-cell table:style-name="Tabell8.C10" office:value-type="string">
            <text:p text:style-name="P30">Koppla samman användare och deras lånade böcker</text:p>
          </table:table-cell>
          <table:table-cell table:style-name="Tabell8.D10" office:value-type="string">
            <text:p text:style-name="P31">Denizhan</text:p>
          </table:table-cell>
          <table:table-cell table:style-name="Tabell8.E10" office:value-type="string">
            <text:p text:style-name="P31">Jonathan</text:p>
          </table:table-cell>
          <table:table-cell table:style-name="Tabell8.F10" office:value-type="string">
            <text:p text:style-name="P31">Åtgärdat 2019-12-03</text:p>
          </table:table-cell>
        </table:table-row>
        <table:table-row table:style-name="Tabell8.1">
          <table:table-cell table:style-name="Tabell8.A11" office:value-type="string">
            <text:p text:style-name="P25">B5</text:p>
          </table:table-cell>
          <table:table-cell table:style-name="Tabell8.B11" office:value-type="string">
            <text:p text:style-name="P26">F<text:span text:style-name="T16">inns ingen möjlighet för att sätta maxvärden.</text:span></text:p>
          </table:table-cell>
          <table:table-cell table:style-name="Tabell8.C11" office:value-type="string">
            <text:p text:style-name="P30">Ge admin <text:span text:style-name="T15">möjlighet att sätta en maxgräns för användare/böcker</text:span></text:p>
          </table:table-cell>
          <table:table-cell table:style-name="Tabell8.D11" office:value-type="string">
            <text:p text:style-name="Normal"/>
          </table:table-cell>
          <table:table-cell table:style-name="Tabell8.E11" office:value-type="string">
            <text:p text:style-name="Normal"/>
          </table:table-cell>
          <table:table-cell table:style-name="Tabell8.F11" office:value-type="string">
            <text:p text:style-name="Normal"/>
          </table:table-cell>
        </table:table-row>
        <table:table-row table:style-name="Tabell8.1">
          <table:table-cell table:style-name="Tabell8.A12" office:value-type="string">
            <text:p text:style-name="P27">B7</text:p>
          </table:table-cell>
          <table:table-cell table:style-name="Tabell8.B12" office:value-type="string">
            <text:p text:style-name="P27">Går ej att låna och lämna tillbak<text:span text:style-name="T18">a </text:span>under samma session, däremot fungerar det motvänt</text:p>
          </table:table-cell>
          <table:table-cell table:style-name="Tabell8.C12" office:value-type="string">
            <text:p text:style-name="P30">Förbättra sessionen med att man kan logga in innan sessionsstart</text:p>
          </table:table-cell>
          <table:table-cell table:style-name="Tabell8.D12" office:value-type="string">
            <text:p text:style-name="Normal"/>
          </table:table-cell>
          <table:table-cell table:style-name="Tabell8.E12" office:value-type="string">
            <text:p text:style-name="Normal"/>
          </table:table-cell>
          <table:table-cell table:style-name="Tabell8.F12" office:value-type="string">
            <text:p text:style-name="Normal"/>
          </table:table-cell>
        </table:table-row>
        <table:table-row table:style-name="Tabell8.1">
          <table:table-cell table:style-name="Tabell8.A17" office:value-type="string">
            <text:p text:style-name="P27">C1</text:p>
          </table:table-cell>
          <table:table-cell table:style-name="Tabell8.B17" office:value-type="string">
            <text:p text:style-name="P27">Systemet har inga <text:span text:style-name="T16">implementerade</text:span> e-tjänster</text:p>
          </table:table-cell>
          <table:table-cell table:style-name="Tabell8.C17" office:value-type="string">
            <text:p text:style-name="Normal"/>
          </table:table-cell>
          <table:table-cell table:style-name="Tabell8.D17" office:value-type="string">
            <text:p text:style-name="Normal"/>
          </table:table-cell>
          <table:table-cell table:style-name="Tabell8.E17" office:value-type="string">
            <text:p text:style-name="Normal"/>
          </table:table-cell>
          <table:table-cell table:style-name="Tabell8.F17" office:value-type="string">
            <text:p text:style-name="Normal"/>
          </table:table-cell>
        </table:table-row>
        <table:table-row table:style-name="Tabell8.1">
          <table:table-cell table:style-name="Tabell8.A17" office:value-type="string">
            <text:p text:style-name="P27">C2</text:p>
          </table:table-cell>
          <table:table-cell table:style-name="Tabell8.B17" office:value-type="string">
            <text:p text:style-name="P27">Låna snuskbok som 100åring och minderårig kras<text:span text:style-name="T15">c</text:span>har systemet och denne får ett felmeddelande som säger att den är för ung, 30-åring kras<text:span text:style-name="T15">c</text:span>har endast systemet</text:p>
          </table:table-cell>
          <table:table-cell table:style-name="Tabell8.C17" office:value-type="string">
            <text:p text:style-name="P30">Verifiera att den kan lånas och inte lånas på korrekt vis beroende på ålder. </text:p>
          </table:table-cell>
          <table:table-cell table:style-name="Tabell8.D17" office:value-type="string">
            <text:p text:style-name="P31">Hariz</text:p>
          </table:table-cell>
          <table:table-cell table:style-name="Tabell8.E17" office:value-type="string">
            <text:p text:style-name="P31">Jonathan</text:p>
          </table:table-cell>
          <table:table-cell table:style-name="Tabell8.F17" office:value-type="string">
            <text:p text:style-name="P31">Åtgärdat 2019-12-03</text:p>
            <text:p text:style-name="P31">(Kraschen hände för att vi hade en krock med filerna i <text:span text:style-name="T16">G</text:span>it. Filerna återställdes och en mindre funktion lades till.)</text:p>
          </table:table-cell>
        </table:table-row>
        <text:soft-page-break/>
        <table:table-row table:style-name="Tabell8.1">
          <table:table-cell table:style-name="Tabell8.A17" office:value-type="string">
            <text:p text:style-name="P27">C3</text:p>
          </table:table-cell>
          <table:table-cell table:style-name="Tabell8.B17" office:value-type="string">
            <text:p text:style-name="P27">Inga reservationsfunktio<text:span text:style-name="T15">n</text:span>er</text:p>
          </table:table-cell>
          <table:table-cell table:style-name="Tabell8.C17" office:value-type="string">
            <text:p text:style-name="P29">Lägg till reservationstjänst</text:p>
          </table:table-cell>
          <table:table-cell table:style-name="Tabell8.D17" office:value-type="string">
            <text:p text:style-name="Normal"/>
          </table:table-cell>
          <table:table-cell table:style-name="Tabell8.E17" office:value-type="string">
            <text:p text:style-name="Normal"/>
          </table:table-cell>
          <table:table-cell table:style-name="Tabell8.F17" office:value-type="string">
            <text:p text:style-name="Normal"/>
          </table:table-cell>
        </table:table-row>
        <table:table-row table:style-name="Tabell8.1">
          <table:table-cell table:style-name="Tabell8.A17" office:value-type="string">
            <text:p text:style-name="P27">C4</text:p>
          </table:table-cell>
          <table:table-cell table:style-name="Tabell8.B17" office:value-type="string">
            <text:p text:style-name="P32">Finns inga register som hanterar längden av lån</text:p>
          </table:table-cell>
          <table:table-cell table:style-name="Tabell8.C17" office:value-type="string">
            <text:p text:style-name="P30">Ha en textfil med endast <text:span text:style-name="T15">data för lån.</text:span></text:p>
          </table:table-cell>
          <table:table-cell table:style-name="Tabell8.D17" office:value-type="string">
            <text:p text:style-name="Normal"/>
          </table:table-cell>
          <table:table-cell table:style-name="Tabell8.E17" office:value-type="string">
            <text:p text:style-name="Normal"/>
          </table:table-cell>
          <table:table-cell table:style-name="Tabell8.F17" office:value-type="string">
            <text:p text:style-name="Normal"/>
          </table:table-cell>
        </table:table-row>
        <table:table-row table:style-name="Tabell8.1">
          <table:table-cell table:style-name="Tabell8.A17" office:value-type="string">
            <text:p text:style-name="P27">C5</text:p>
          </table:table-cell>
          <table:table-cell table:style-name="Tabell8.B17" office:value-type="string">
            <text:p text:style-name="P27">Kan ej redigera böckers namn eller författare, endast ta bort</text:p>
          </table:table-cell>
          <table:table-cell table:style-name="Tabell8.C17" office:value-type="string">
            <text:p text:style-name="P30">Utöka bibliot<text:span text:style-name="T15">e</text:span>kariens funktionalitet så de kan redigera lämpliga objekt</text:p>
          </table:table-cell>
          <table:table-cell table:style-name="Tabell8.D17" office:value-type="string">
            <text:p text:style-name="Normal"/>
          </table:table-cell>
          <table:table-cell table:style-name="Tabell8.E17" office:value-type="string">
            <text:p text:style-name="Normal"/>
          </table:table-cell>
          <table:table-cell table:style-name="Tabell8.F17" office:value-type="string">
            <text:p text:style-name="Normal"/>
          </table:table-cell>
        </table:table-row>
        <table:table-row table:style-name="Tabell8.1">
          <table:table-cell table:style-name="Tabell8.A20" office:value-type="string">
            <text:p text:style-name="P27">C6</text:p>
          </table:table-cell>
          <table:table-cell table:style-name="Tabell8.B20" office:value-type="string">
            <text:p text:style-name="P27">Kan endast lägga till / ta bort låntagare</text:p>
          </table:table-cell>
          <table:table-cell table:style-name="Tabell8.C20" office:value-type="string">
            <text:p text:style-name="P30">Lägg till funktionalitet för att säkra upp för felskrivningar</text:p>
          </table:table-cell>
          <table:table-cell table:style-name="Tabell8.D20" office:value-type="string">
            <text:p text:style-name="Normal"/>
          </table:table-cell>
          <table:table-cell table:style-name="Tabell8.E20" office:value-type="string">
            <text:p text:style-name="Normal"/>
          </table:table-cell>
          <table:table-cell table:style-name="Tabell8.F20" office:value-type="string">
            <text:p text:style-name="Normal"/>
          </table:table-cell>
        </table:table-row>
        <table:table-row table:style-name="Tabell8.1">
          <table:table-cell table:style-name="Tabell8.A20" office:value-type="string">
            <text:p text:style-name="P27">C7</text:p>
          </table:table-cell>
          <table:table-cell table:style-name="Tabell8.B20" office:value-type="string">
            <text:p text:style-name="P27">Inte mer än att man måste ha en inloggning</text:p>
          </table:table-cell>
          <table:table-cell table:style-name="Tabell8.C20" office:value-type="string">
            <text:p text:style-name="P30">Utöka textfilen för användare för att hant<text:span text:style-name="T15">e</text:span>ra icke giltiga konton</text:p>
          </table:table-cell>
          <table:table-cell table:style-name="Tabell8.D20" office:value-type="string">
            <text:p text:style-name="Normal"/>
          </table:table-cell>
          <table:table-cell table:style-name="Tabell8.E20" office:value-type="string">
            <text:p text:style-name="Normal"/>
          </table:table-cell>
          <table:table-cell table:style-name="Tabell8.F20" office:value-type="string">
            <text:p text:style-name="Normal"/>
          </table:table-cell>
        </table:table-row>
        <table:table-row table:style-name="Tabell8.1">
          <table:table-cell table:style-name="Tabell8.A20" office:value-type="string">
            <text:p text:style-name="P27">C8</text:p>
          </table:table-cell>
          <table:table-cell table:style-name="Tabell8.B20" office:value-type="string">
            <text:p text:style-name="P27">Användaren kan låna samma bok fler gånger, dock ingen reservationsfunktion</text:p>
          </table:table-cell>
          <table:table-cell table:style-name="Tabell8.C20" office:value-type="string">
            <text:p text:style-name="P29">Lägg till <text:span text:style-name="T17">funktion för</text:span> reservationstjänst</text:p>
          </table:table-cell>
          <table:table-cell table:style-name="Tabell8.D20" office:value-type="string">
            <text:p text:style-name="Normal"/>
          </table:table-cell>
          <table:table-cell table:style-name="Tabell8.E20" office:value-type="string">
            <text:p text:style-name="Normal"/>
          </table:table-cell>
          <table:table-cell table:style-name="Tabell8.F20" office:value-type="string">
            <text:p text:style-name="Normal"/>
          </table:table-cell>
        </table:table-row>
        <table:table-row table:style-name="Tabell8.1">
          <table:table-cell table:style-name="Tabell8.A21" office:value-type="string">
            <text:p text:style-name="P27">C<text:span text:style-name="T11">10</text:span></text:p>
          </table:table-cell>
          <table:table-cell table:style-name="Tabell8.B21" office:value-type="string">
            <text:p text:style-name="P28">Finns ej <text:span text:style-name="T17">möjlighet att</text:span> reser<text:span text:style-name="T17">vera</text:span></text:p>
          </table:table-cell>
          <table:table-cell table:style-name="Tabell8.C21" office:value-type="string">
            <text:p text:style-name="P29">Lägg till <text:span text:style-name="T17">funktion för</text:span> reservationstjänst</text:p>
          </table:table-cell>
          <table:table-cell table:style-name="Tabell8.D21" office:value-type="string">
            <text:p text:style-name="Normal"/>
          </table:table-cell>
          <table:table-cell table:style-name="Tabell8.E21" office:value-type="string">
            <text:p text:style-name="Normal"/>
          </table:table-cell>
          <table:table-cell table:style-name="Tabell8.F21" office:value-type="string">
            <text:p text:style-name="Normal"/>
          </table:table-cell>
        </table:table-row>
      </table:table>
      <text:p text:style-name="P7"/>
      <text:p text:style-name="Normal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v" fo:country="S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v" fo:country="S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default-outline-level="1" style:list-style-name="" style:class="text">
      <style:paragraph-properties fo:margin-top="0.423cm" fo:margin-bottom="0.106cm" loext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auto-update="true" style:default-outline-level="1" style:class="text">
      <style:paragraph-properties fo:margin-left="0.76cm" fo:margin-right="0cm" fo:margin-top="0.847cm" fo:margin-bottom="0.212cm" loext:contextual-spacing="false" fo:line-height="150%" fo:hyphenation-ladder-count="no-limit" fo:text-indent="-0.76cm" style:auto-text-indent="false" fo:keep-with-next="always">
        <style:tab-stops>
          <style:tab-stop style:position="0.002cm"/>
        </style:tab-stops>
      </style:paragraph-properties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language-asian="sv" style:country-asian="SE" style:font-weight-asian="bold" style:font-name-complex="Times New Roman" style:font-family-complex="'Times New Roman'" style:font-family-generic-complex="roman" style:font-pitch-complex="variable" style:font-size-complex="12pt" fo:hyphenate="false"/>
    </style:style>
    <style:style style:name="Heading_20_2" style:display-name="Heading 2" style:family="paragraph" style:parent-style-name="Normal" style:next-style-name="Normal" style:auto-update="true" style:default-outline-level="2" style:class="text">
      <style:paragraph-properties fo:margin-top="0.423cm" fo:margin-bottom="0.106cm" loext:contextual-spacing="false" fo:line-height="150%" fo:hyphenation-ladder-count="no-limit" fo:keep-with-next="always"/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3" style:display-name="Heading 3" style:family="paragraph" style:parent-style-name="Normal" style:next-style-name="Normal" style:auto-update="true" style:default-outline-level="3" style:class="text">
      <style:paragraph-properties fo:margin-top="0cm" fo:margin-bottom="0cm" loext:contextual-spacing="false" fo:line-height="150%" fo:hyphenation-ladder-count="no-limit" fo:keep-with-next="always"/>
      <style:text-properties style:font-name="Garamond" fo:font-family="Garamond" style:font-family-generic="roman" style:font-pitch="variable" fo:font-weight="bold" style:font-name-asian="Times New Roman" style:font-family-asian="'Times New Roman'" style:font-family-generic-asian="roman" style:font-pitch-asian="variable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/>
    </style:style>
    <style:style style:name="Heading_20_4" style:display-name="Heading 4" style:family="paragraph" style:parent-style-name="Normal" style:next-style-name="Normal" style:auto-update="true" style:default-outline-level="4" style:class="text">
      <style:paragraph-properties fo:margin-top="0cm" fo:margin-bottom="0cm" loext:contextual-spacing="false" fo:line-height="150%" fo:hyphenation-ladder-count="no-limit" fo:keep-with-next="always"/>
      <style:text-properties style:font-name="Garamond" fo:font-family="Garamond" style:font-family-generic="roman" style:font-pitch="variable" fo:font-weight="bold" style:font-name-asian="Times New Roman" style:font-family-asian="'Times New Roman'" style:font-family-generic-asian="roman" style:font-pitch-asian="variable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cm" fo:margin-bottom="0cm" loext:contextual-spacing="false" fo:line-height="100%" fo:text-align="end" style:justify-single-word="false" fo:hyphenation-ladder-count="no-limit" fo:keep-with-next="always"/>
      <style:text-properties style:font-name="Arial" fo:font-family="Arial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cm" fo:margin-bottom="0cm" loext:contextual-spacing="false" fo:line-height="100%" fo:hyphenation-ladder-count="no-limit" fo:keep-with-next="always"/>
      <style:text-properties style:font-name="Garamond" fo:font-family="Garamond" style:font-family-generic="roman" style:font-pitch="variable" fo:font-weight="bold" style:font-name-asian="Times New Roman" style:font-family-asian="'Times New Roman'" style:font-family-generic-asian="roman" style:font-pitch-asian="variable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loext:contextual-spacing="false" fo:line-height="100%" fo:hyphenation-ladder-count="no-limit"/>
      <style:text-properties style:font-name="Garamond" fo:font-family="Garamond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sv" style:country-asian="SE" style:font-name-complex="Times New Roman" style:font-family-complex="'Times New Roman'" style:font-family-generic-complex="roman" style:font-pitch-complex="variable" style:font-size-complex="12pt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loext:contextual-spacing="false" fo:line-height="100%" fo:hyphenation-ladder-count="no-limit"/>
      <style:text-properties style:font-name="Garamond" fo:font-family="Garamond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sv" style:country-asian="SE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loext:contextual-spacing="false" fo:line-height="100%" fo:hyphenation-ladder-count="no-limit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sv" style:country-asian="SE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tycketeckensnitt" style:family="text"/>
    <style:style style:name="Rubrik_20_1_20_Char" style:display-name="Rubrik 1 Char" style:family="text" style:parent-style-name="Standardstycketeckensnit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language-asian="sv" style:country-asian="SE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Rubrik_20_2_20_Char" style:display-name="Rubrik 2 Char" style:family="text" style:parent-style-name="Standardstycketeckensnit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Rubrik_20_3_20_Char" style:display-name="Rubrik 3 Char" style:family="text" style:parent-style-name="Standardstycketeckensnitt">
      <style:text-properties style:font-name="Garamond" fo:font-family="Garamond" style:font-family-generic="roman" style:font-pitch="variable" fo:font-weight="bold" style:font-name-asian="Times New Roman" style:font-family-asian="'Times New Roman'" style:font-family-generic-asian="roman" style:font-pitch-asian="variable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Rubrik_20_4_20_Char" style:display-name="Rubrik 4 Char" style:family="text" style:parent-style-name="Standardstycketeckensnitt">
      <style:text-properties style:font-name="Garamond" fo:font-family="Garamond" style:font-family-generic="roman" style:font-pitch="variable" fo:font-weight="bold" style:font-name-asian="Times New Roman" style:font-family-asian="'Times New Roman'" style:font-family-generic-asian="roman" style:font-pitch-asian="variable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Rubrik_20_5_20_Char" style:display-name="Rubrik 5 Char" style:family="text" style:parent-style-name="Standardstycketeckensnitt">
      <style:text-properties style:font-name="Arial" fo:font-family="Arial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Rubrik_20_6_20_Char" style:display-name="Rubrik 6 Char" style:family="text" style:parent-style-name="Standardstycketeckensnitt">
      <style:text-properties style:font-name="Garamond" fo:font-family="Garamond" style:font-family-generic="roman" style:font-pitch="variable" fo:font-weight="bold" style:font-name-asian="Times New Roman" style:font-family-asian="'Times New Roman'" style:font-family-generic-asian="roman" style:font-pitch-asian="variable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Rubrik_20_7_20_Char" style:display-name="Rubrik 7 Char" style:family="text" style:parent-style-name="Standardstycketeckensnitt">
      <style:text-properties style:font-name="Garamond" fo:font-family="Garamond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sv" style:country-asian="SE" style:font-name-complex="Times New Roman" style:font-family-complex="'Times New Roman'" style:font-family-generic-complex="roman" style:font-pitch-complex="variable" style:font-size-complex="12pt"/>
    </style:style>
    <style:style style:name="Rubrik_20_8_20_Char" style:display-name="Rubrik 8 Char" style:family="text" style:parent-style-name="Standardstycketeckensnitt">
      <style:text-properties style:font-name="Garamond" fo:font-family="Garamond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sv" style:country-asian="SE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Rubrik_20_9_20_Char" style:display-name="Rubrik 9 Char" style:family="text" style:parent-style-name="Standardstycketeckensnit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sv" style:country-asian="SE" style:font-name-complex="Arial" style:font-family-complex="Arial" style:font-family-generic-complex="swiss" style:font-pitch-complex="variable"/>
    </style:style>
    <style:style style:name="Rubrik_20_Char" style:display-name="Rubrik Char" style:family="text" style:parent-style-name="Standardstycketeckensnitt"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_5f_CharOUTLINELVL1" style:display-name="WW_CharOUTLINELVL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OUTLINELVL2" style:display-name="WW_CharOUTLINELVL2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OUTLINELVL3" style:display-name="WW_CharOUTLINELVL3" style:family="text">
      <style:text-properties style:font-name="Garamond" fo:font-family="Garamond" style:font-family-generic="roman" style:font-pitch="variable" fo:font-size="11pt" fo:font-style="normal" fo:font-weight="bold" style:font-size-asian="11pt" style:font-style-asian="normal" style:font-weight-asian="bold"/>
    </style:style>
    <style:style style:name="WW_5f_CharOUTLINELVL4" style:display-name="WW_CharOUTLINELVL4" style:family="text">
      <style:text-properties style:font-name="Garamond" fo:font-family="Garamond" style:font-family-generic="roman" style:font-pitch="variable" fo:font-size="11pt" fo:font-style="normal" fo:font-weight="bold" style:font-size-asian="11pt" style:font-style-asian="normal" style:font-weight-asian="bold"/>
    </style:style>
    <style:style style:name="WW_5f_CharLFO1LVL1" style:display-name="WW_CharLFO1LVL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="Garamond" fo:font-family="Garamond" style:font-family-generic="roman" style:font-pitch="variable" fo:font-size="11pt" fo:font-style="normal" fo:font-weight="bold" style:font-size-asian="11pt" style:font-style-asian="normal" style:font-weight-asian="bold"/>
    </style:style>
    <style:style style:name="WW_5f_CharLFO1LVL4" style:display-name="WW_CharLFO1LVL4" style:family="text">
      <style:text-properties style:font-name="Garamond" fo:font-family="Garamond" style:font-family-generic="roman" style:font-pitch="variable" fo:font-size="11pt" fo:font-style="normal" fo:font-weight="bold" style:font-size-asian="11pt" style:font-style-asian="normal" style:font-weight-asian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WW_5f_CharOUTLINE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_5f_CharOUTLINELVL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_5f_CharOUTLINELVL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 LibreOffice_project/057fc023c990d676a43019934386b85b21a9ee99</meta:generator>
    <dc:title/>
    <dc:description/>
    <dc:subject/>
    <meta:initial-creator>Aysen Furhoff</meta:initial-creator>
    <meta:creation-date>2019-11-26T04:22:00Z</meta:creation-date>
    <dc:date>2019-12-03T10:04:32.453000000</dc:date>
    <meta:editing-cycles>10</meta:editing-cycles>
    <meta:editing-duration>PT37M29S</meta:editing-duration>
    <meta:document-statistic meta:table-count="6" meta:image-count="0" meta:object-count="0" meta:page-count="5" meta:paragraph-count="166" meta:word-count="1006" meta:character-count="6254" meta:non-whitespace-character-count="5397"/>
    <meta:template xlink:type="simple" xlink:actuate="onRequest" xlink:title="" xlink:href="../../Testprotokoll.odt/Normal.dotm"/>
  </office:meta>
</office:document-meta>
</file>